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modern" style:font-pitch="fixed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itle" style:master-page-name="MP0" style:family="paragraph">
      <style:paragraph-properties fo:break-before="page"/>
    </style:style>
    <style:style style:name="T6" style:parent-style-name="DefaultParagraphFont" style:family="text">
      <style:text-properties fo:font-style="italic" style:font-style-asian="italic" style:font-style-complex="italic"/>
    </style:style>
    <style:style style:name="T7" style:parent-style-name="DefaultParagraphFont" style:family="text">
      <style:text-properties fo:font-style="italic" style:font-style-asian="italic" style:font-style-complex="italic"/>
    </style:style>
    <style:style style:name="T8" style:parent-style-name="DefaultParagraphFont" style:family="text">
      <style:text-properties fo:font-style="italic" style:font-style-asian="italic" style:font-style-complex="italic"/>
    </style:style>
    <style:style style:name="T9" style:parent-style-name="DefaultParagraphFont" style:family="text">
      <style:text-properties fo:font-style="italic" style:font-style-asian="italic" style:font-style-complex="italic"/>
    </style:style>
    <style:style style:name="P10" style:parent-style-name="List4" style:family="paragraph">
      <style:paragraph-properties fo:line-height="100%"/>
    </style:style>
    <style:style style:name="P11" style:parent-style-name="List4" style:family="paragraph">
      <style:paragraph-properties fo:line-height="100%"/>
    </style:style>
    <style:style style:name="P12" style:parent-style-name="List4" style:family="paragraph">
      <style:paragraph-properties fo:line-height="100%"/>
    </style:style>
    <style:style style:name="P13" style:parent-style-name="List4" style:family="paragraph">
      <style:paragraph-properties fo:line-height="100%"/>
    </style:style>
    <style:style style:name="P14" style:parent-style-name="List4" style:family="paragraph">
      <style:paragraph-properties fo:line-height="100%"/>
    </style:style>
    <style:style style:name="P15" style:parent-style-name="List4" style:family="paragraph">
      <style:paragraph-properties fo:line-height="100%"/>
    </style:style>
    <style:style style:name="P16" style:parent-style-name="List4" style:family="paragraph">
      <style:paragraph-properties fo:line-height="100%"/>
    </style:style>
    <style:style style:name="P17" style:parent-style-name="List4" style:family="paragraph">
      <style:paragraph-properties fo:line-height="100%"/>
    </style:style>
    <style:style style:name="P18" style:parent-style-name="List4" style:family="paragraph">
      <style:paragraph-properties fo:line-height="100%"/>
    </style:style>
    <style:style style:name="P19" style:parent-style-name="List4" style:family="paragraph">
      <style:paragraph-properties fo:line-height="100%"/>
    </style:style>
    <style:style style:name="T20" style:parent-style-name="DefaultParagraphFont" style:family="text">
      <style:text-properties fo:font-style="italic" style:font-style-asian="italic" style:font-style-complex="italic"/>
    </style:style>
    <style:style style:name="P21" style:parent-style-name="Textbody" style:family="paragraph"/>
    <style:style style:name="P22" style:parent-style-name="Textbody" style:family="paragraph"/>
    <style:style style:name="T23" style:parent-style-name="DefaultParagraphFont" style:family="text">
      <style:text-properties fo:font-style="italic" style:font-style-asian="italic" style:font-style-complex="italic"/>
    </style:style>
    <style:style style:name="P24" style:parent-style-name="Textbody" style:family="paragraph"/>
    <style:style style:name="T25" style:parent-style-name="DefaultParagraphFont" style:family="text">
      <style:text-properties fo:font-style="italic" style:font-style-asian="italic" style:font-style-complex="italic"/>
    </style:style>
    <style:style style:name="T26" style:parent-style-name="DefaultParagraphFont" style:family="text">
      <style:text-properties fo:font-style="italic" style:font-style-asian="italic" style:font-style-complex="italic"/>
    </style:style>
    <style:style style:name="T27" style:parent-style-name="DefaultParagraphFont" style:family="text">
      <style:text-properties fo:font-style="italic" style:font-style-asian="italic" style:font-style-complex="italic"/>
    </style:style>
    <style:style style:name="T28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9" style:parent-style-name="DefaultParagraphFont" style:family="text">
      <style:text-properties fo:font-style="italic" style:font-style-asian="italic" style:font-style-complex="italic"/>
    </style:style>
    <style:style style:name="T30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</office:automatic-styles>
  <office:body>
    <office:text text:use-soft-page-breaks="true">
      <text:p text:style-name="P1">DBI3cli</text:p>
      <text:p text:style-name="Subtitle">DBI3 Log Download and KML Converter</text:p>
      <text:h text:style-name="Heading1" text:outline-level="1">Overview</text:h>
      <text:p text:style-name="Textbody">This application, written in Python, runs on Windows 10, Linux, and should run on MacOS.</text:p>
      <text:p text:style-name="Textbody">With the DBI3 plugged into a USB port, the<text:s/>application can download and/or delete LOG files located on the DBI3. <text:s/>When downloaded to the PC the files are stored in a subdirectory based on the DBI3 serial number (e.g. SN12345) to keep files straight if you download from more than one DBI3. <text:s/>While downloading, the files can be immediately converted to KML format, for display by Google Earth.</text:p>
      <text:p text:style-name="Textbody">When the DBI3 is not plugged into a USB port, this application can use the previously downloaded LOG files and convert them to KML. <text:s/>It has the ability to<text:s/><text:span text:style-name="T6">tweak</text:span><text:s/>the KML output of the individual LOG files.</text:p>
      <text:h text:style-name="Heading1" text:outline-level="1">Configuration</text:h>
      <text:p text:style-name="Textbody">Many options can be set for the application and will be persisted in a config file ({HOME}/.DBI3config where {HOME} is the users home directory as defined by the OS). <text:s/>The most important configuration is the path to store DBI3 Log and KML files. <text:s/>The first time the application starts it will offer to use {HOME}/Documents/DBI3logs and {HOME}/Documents/DBI3Logs/kml as the paths.</text:p>
      <text:p text:style-name="Textbody">The USB Comm port (OS specific) can also be configured, but if it is left<text:s/>unset the application will attempt to automatically find the DBI3 each time it starts by matching the expected USB registration id (USB VID/PID).</text:p>
      <text:p text:style-name="Textbody">There are other configuration options that affect the defaults used when converting a Log to KML. <text:s/>In the KML<text:s/>menu, it is also possible to define conversion defaults for an individual Log, overriding the applicaion defaults.</text:p>
      <text:h text:style-name="Heading2" text:outline-level="2">Application config options:</text:h>
      <text:p text:style-name="List2">log_path<text:tab/><text:tab/>– Directory path to store DBI3 Log files. <text:s/>The files will be<text:s/>a<text:s/>serial number specific subdirectory under this path.</text:p>
      <text:p text:style-name="List2">kml_path<text:tab/><text:tab/>– Directory path to store DBI3 KML output files</text:p>
      <text:p text:style-name="List2">com_port<text:tab/><text:tab/>– USB comm port (name is an OS specific format, config edit will attempt to help)</text:p>
      <text:p text:style-name="List2">filter_age_limit<text:tab/>– Filter the Log/KML list display to files that are less than filter_age_limit days old.</text:p>
      <text:p text:style-name="List2">filter_new<text:tab/><text:tab/>– Filter the Log/KML list display to files that are new (newer any any Log/KML currently on the PC)</text:p>
      <text:p text:style-name="List2">filter_invalid<text:tab/>– Filter the Log list display to files that are valid for KML conversion (i.e. it has GPS data records)</text:p>
      <text:p text:style-name="List2">altitudemode<text:tab/>– Google Earth altitude mode for track display. <text:s/><text:span text:style-name="T7">clampToGround</text:span><text:s/>draws the track on the surface. <text:s/><text:span text:style-name="T8">absolute</text:span><text:s/>assumes the Log record altitude an will display the track above (or below!) ground. <text:s/><text:span text:style-name="T9">relativeToGround</text:span><text:s/>assumes the recorded altitude is above ground<text:s/>level (e.g. zero the altimeter at<text:s/>takeoff)</text:p>
      <text:p text:style-name="List2">extend_to_ground<text:tab/>– When the track is displayed above ground, this will draw vertical lines to the ground to show where the track actually went.</text:p>
      <text:p text:style-name="List2">kml_use_metric<text:tab/>– The additional DBI3 log data (temperatures, speed,<text:s/>…) can be included as additional data in the KML file, <text:s/>This controls english vs. metric value conversion for the additional data.</text:p>
      <text:p text:style-name="List2">kml_fields<text:tab/><text:tab/>– Controls the actual additional data fields that will be included in the KML. <text:s/>Consists of a comma separated<text:s/>list of the following:</text:p>
      <text:p text:style-name="P10">ALL<text:tab/>– Selects all of the following fields</text:p>
      <text:p text:style-name="P11">ROC<text:tab/>– Rate of Climb</text:p>
      <text:p text:style-name="P12">TOPT<text:tab/>– Top Temperature</text:p>
      <text:p text:style-name="P13">AMBT<text:tab/>– Ambient Temperature</text:p>
      <text:p text:style-name="P14">DIFF<text:tab/>– Computed difference from ambient to top temperature</text:p>
      <text:p text:style-name="P15">SOG<text:tab/>– Speed over Ground</text:p>
      <text:p text:style-name="P16">COG<text:tab/>– Course over Ground</text:p>
      <text:p text:style-name="P17">BATM<text:tab/>– DBI3 Battery voltage</text:p>
      <text:p text:style-name="P18">BRDT<text:tab/>– DBI3 internal board temperatures</text:p>
      <text:p text:style-name="P19"/>
      <text:p text:style-name="List2">verbose – Turns on verbose DEBUG output during execution for development work.</text:p>
      <text:h text:style-name="Heading1" text:outline-level="1">KML edit (<text:span text:style-name="T20">tweak</text:span>) options:</text:h>
      <text:p text:style-name="List2">trim_start_time<text:tab/>- Ignore DBI3 data until YYYYMMDDhhmmss (trim the beginning of the Log)</text:p>
      <text:p text:style-name="List2">trim_end_time<text:tab/>- Ignore DBI3 data after YYYYMMDDhhmmss (trim the end of the Log)</text:p>
      <text:p text:style-name="List2">altitude_offset<text:tab/>- floating point offset to the DBI3 reported altitude (adjust for incorrect altimeter setting)</text:p>
      <text:p text:style-name="List2">altitudemode<text:tab/>- See Application config options.</text:p>
      <text:p text:style-name="List2">extend_to_ground<text:tab/>- See Application config options.</text:p>
      <text:p text:style-name="List2">kml_use_metric<text:tab/>- See Application config options.</text:p>
      <text:p text:style-name="List2">kml_fields<text:tab/><text:tab/>- Google Earth extra data fields, available (ALL, )</text:p>
      <text:h text:style-name="Heading1" text:outline-level="1">Modes of Operation</text:h>
      <text:p text:style-name="Textbody">The application has three modes of operation:</text:p>
      <text:list text:style-name="LFO1" text:continue-numbering="true">
        <text:list-item>
          <text:p text:style-name="P21">When started without command line options it will<text:s/>present interactive menus to prompt for command and control operations.</text:p>
        </text:list-item>
        <text:list-item>
          <text:p text:style-name="P22">When started with –<text:span text:style-name="T23">sync</text:span><text:s/>it will attempt to automatically connect to the DBI3, download all new files (new means newer than any currently in the Log path), and convert to KML.</text:p>
        </text:list-item>
        <text:list-item>
          <text:p text:style-name="P24">When started with<text:s/><text:span text:style-name="T25">–file FILE</text:span><text:s/>it will convert the single Log<text:s/><text:span text:style-name="T26">FILE</text:span><text:s/>into KML, in the same directory as<text:s/><text:span text:style-name="T27">FILE.</text:span></text:p>
        </text:list-item>
      </text:list>
      <text:h text:style-name="Heading1" text:outline-level="1">Menu Tree</text:h>
      <text:p text:style-name="PreformattedText">Main – prompt (DBI3)</text:p>
      <text:p text:style-name="PreformattedText"><text:s text:c="2"/>config – edit application config settings</text:p>
      <text:p text:style-name="PreformattedText"><text:s text:c="2"/>filter – set list display filter options</text:p>
      <text:p text:style-name="PreformattedText"><text:s text:c="2"/>Logs – prompt (DBI3:Logs:SN12345)</text:p>
      <text:p text:style-name="PreformattedText"><text:s text:c="4"/>list – display the current DBI3 Log list and selection status</text:p>
      <text:p text:style-name="PreformattedText"><text:s text:c="4"/>select – select lines from the<text:s/><text:span text:style-name="T28">list</text:span><text:s/>for later download/conversion</text:p>
      <text:p text:style-name="PreformattedText"><text:s text:c="4"/>convert – download and convert the selected log files</text:p>
      <text:p text:style-name="PreformattedText"><text:s text:c="4"/>download – download the selected log files</text:p>
      <text:p text:style-name="PreformattedText"><text:s text:c="4"/>delete – delete<text:s/>the selected log files on the DBI3</text:p>
      <text:p text:style-name="PreformattedText"><text:s text:c="2"/>KML – prompt (DBI3:KML:SN12345)</text:p>
      <text:p text:style-name="PreformattedText"><text:s text:c="4"/>list – display the current Log list and selection status</text:p>
      <text:p text:style-name="PreformattedText"><text:s text:c="4"/>edit N – edit the<text:s/><text:span text:style-name="T29">tweak</text:span><text:s/>settings for the given list line</text:p>
      <text:p text:style-name="PreformattedText"><text:s text:c="4"/>select – select lines from the<text:s/><text:span text:style-name="T30">list</text:span><text:s/>for later operation</text:p>
      <text:p text:style-name="PreformattedText"><text:s text:c="4"/>convert – convert all currently selected list items to KML</text:p>
      <text:p text:style-name="PreformattedText"><text:s text:c="4"/>refresh – refresh the current list</text:p>
      <text:p text:style-name="Textbody"/>
      <text:p text:style-name="Textbody">Main has the options to set and alter configuration and listing filters.</text:p>
      <text:p text:style-name="Textbody">Logs has the options to download, convert, and delete LOG files on the DBI3. <text:s/>If the<text:s/>application is unable to communicate with the DBI3 the menu reverts to Main. <text:s/>Otherwise the prompt includes the serial number of the DBI3 plugged into the USB port.</text:p>
      <text:p text:style-name="Textbody">KML has the options to tweak conversion options and convert Log files to KML. <text:s/>If the application has only ever downloaded logs for a single DBI3 (single serial number) those logs will be accessed and the prompt will reflect that serial number. <text:s/>Otherwise you will be prompted to select one of the available serial numbers.</text:p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modern" style:font-pitch="fixed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808080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style:style style:name="List1" style:display-name="List 1" style:family="paragraph" style:parent-style-name="List">
      <style:paragraph-properties fo:margin-bottom="0.0833in" fo:margin-left="0.25in" fo:text-indent="-0.25in">
        <style:tab-stops/>
      </style:paragraph-properties>
      <style:text-properties fo:hyphenate="false"/>
    </style:style>
    <style:style style:name="List2" style:display-name="List 2" style:family="paragraph" style:parent-style-name="List">
      <style:paragraph-properties fo:margin-bottom="0.0833in" fo:margin-left="0.5in" fo:text-indent="-0.25in">
        <style:tab-stops/>
      </style:paragraph-properties>
      <style:text-properties fo:hyphenate="false"/>
    </style:style>
    <style:style style:name="List3" style:display-name="List 3" style:family="paragraph" style:parent-style-name="List">
      <style:paragraph-properties fo:margin-bottom="0.0833in" fo:margin-left="0.75in" fo:text-indent="-0.25in">
        <style:tab-stops/>
      </style:paragraph-properties>
      <style:text-properties fo:hyphenate="false"/>
    </style:style>
    <style:style style:name="List4" style:display-name="List 4" style:family="paragraph" style:parent-style-name="List">
      <style:paragraph-properties fo:margin-bottom="0in" fo:margin-left="1in" fo:text-indent="-0.25in">
        <style:tab-stops/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Footer" style:family="paragraph">
      <style:paragraph-properties>
        <style:tab-stops>
          <style:tab-stop style:type="center" style:position="3.4625in"/>
          <style:tab-stop style:type="right" style:position="6.925in"/>
        </style:tab-stops>
      </style:paragraph-properties>
    </style:style>
    <number:date-style style:name="N3" number:language="en" number:country="US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  <number:text> </number:text>
      <number:hours/>
      <number:text>:</number:text>
      <number:minutes number:style="long"/>
      <number:text>:</number:text>
      <number:seconds number:style="long"/>
      <number:text> </number:text>
      <number:am-pm/>
    </number:date-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</office:automatic-styles>
  <office:master-styles>
    <style:master-page style:name="MP0" style:page-layout-name="PL0">
      <style:header>
        <text:p text:style-name="Header"/>
      </style:header>
      <style:footer>
        <text:p text:style-name="P2"><text:date style:data-style-name="N3">2018-09-17 6:21:33 AM</text:date><text:tab/>www.Aerostation.org<text:tab/>Page<text:s/><text:span text:style-name="T4"><text:page-number style:num-format="1" text:fixed="false">3</text:page-number></text:span><text:s/>of<text:s/><text:span text:style-name="T5"><text:page-count style:num-format="1"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on Thornton</meta:initial-creator>
    <dc:creator>Ron Thornton</dc:creator>
    <meta:creation-date>2018-09-13T10:42:00Z</meta:creation-date>
    <dc:date>2018-09-17T10:21:00Z</dc:date>
    <meta:print-date>2018-09-17T10:21:00Z</meta:print-date>
    <meta:template xlink:href="Normal.dotm" xlink:type="simple"/>
    <meta:editing-cycles>14</meta:editing-cycles>
    <meta:editing-duration>PT83460S</meta:editing-duration>
    <meta:document-statistic meta:page-count="1" meta:paragraph-count="11" meta:word-count="863" meta:character-count="5775" meta:row-count="41" meta:non-whitespace-character-count="4923"/>
  </office:meta>
</office:document-meta>
</file>